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Helvetica Neue" svg:font-family="'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style:style>
    <style:style style:name="P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21pt" fo:font-style="normal" style:text-underline-style="none" fo:font-weight="bold" style:text-blinking="false" fo:background-color="transparent"/>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officeooo:paragraph-rsid="001f22b6"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weight="normal"/>
    </style:style>
    <style:style style:name="P13" style:family="paragraph" style:parent-style-name="Text_20_body">
      <style:paragraph-properties fo:margin-top="0cm" fo:margin-bottom="0cm" loext:contextual-spacing="false" fo:line-height="138%" style:writing-mode="lr-tb"/>
      <style:text-properties fo:font-weight="normal" officeooo:paragraph-rsid="0020585c"/>
    </style:style>
    <style:style style:name="P14" style:family="paragraph" style:parent-style-name="Text_20_body">
      <style:paragraph-properties fo:margin-top="0cm" fo:margin-bottom="0cm" loext:contextual-spacing="false" fo:line-height="138%" style:writing-mode="lr-tb"/>
    </style:style>
    <style:style style:name="P15"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normal" style:text-blinking="false" fo:background-color="transparent"/>
    </style:style>
    <style:style style:name="P16"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normal" style:text-blinking="false" fo:background-color="transparent"/>
    </style:style>
    <style:style style:name="P17"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8"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9"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0" style:family="paragraph" style:parent-style-name="Text_20_body" style:list-style-name="L6">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21" style:family="paragraph" style:parent-style-name="Text_20_body" style:list-style-name="L7">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22" style:family="paragraph" style:parent-style-name="Text_20_body" style:list-style-name="L8">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23" style:family="paragraph" style:parent-style-name="Text_20_body" style:list-style-name="L9">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24" style:family="paragraph" style:parent-style-name="Text_20_body" style:list-style-name="L10">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normal" style:text-blinking="false" fo:background-color="transparent"/>
    </style:style>
    <style:style style:name="P25" style:family="paragraph" style:parent-style-name="Text_20_body" style:list-style-name="L1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normal" style:text-blinking="false" fo:background-color="transparent"/>
    </style:style>
    <style:style style:name="P26" style:family="paragraph" style:parent-style-name="Text_20_body" style:list-style-name="L1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27" style:family="paragraph" style:parent-style-name="Text_20_body" style:list-style-name="L1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28" style:family="paragraph" style:parent-style-name="Text_20_body" style:list-style-name="L1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29" style:family="paragraph" style:parent-style-name="Text_20_body" style:list-style-name="L16">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4pt" fo:font-style="normal" style:text-underline-style="none" fo:font-weight="normal" style:text-blinking="false"/>
    </style:style>
    <style:style style:name="P30" style:family="paragraph" style:parent-style-name="Text_20_body" style:list-style-name="L17">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4pt" fo:font-style="normal" style:text-underline-style="none" fo:font-weight="normal" style:text-blinking="false"/>
    </style:style>
    <style:style style:name="P31" style:family="paragraph" style:parent-style-name="Text_20_body" style:list-style-name="L18">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4pt" fo:font-style="normal" style:text-underline-style="none" fo:font-weight="normal" style:text-blinking="false"/>
    </style:style>
    <style:style style:name="P32" style:family="paragraph" style:parent-style-name="Text_20_body" style:list-style-name="L19">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4pt" fo:font-style="normal" style:text-underline-style="none" fo:font-weight="normal" style:text-blinking="false"/>
    </style:style>
    <style:style style:name="P33" style:family="paragraph" style:parent-style-name="Text_20_body" style:list-style-name="L1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text-underline-style="none" style:text-blinking="false" fo:background-color="transparent"/>
    </style:style>
    <style:style style:name="P34"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35"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3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3pt" fo:font-style="normal" style:text-underline-style="none" style:text-blinking="false" fo:background-color="#ffffff" loext:char-shading-value="0"/>
    </style:style>
    <style:style style:name="T3" style:family="text">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3pt" fo:font-style="normal" style:text-underline-style="none" fo:font-weight="bold" style:text-blinking="false" fo:background-color="#ffffff"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style:text-blinking="false" fo:background-color="#ffffff"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ffffff"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2pt" fo:font-style="normal" style:text-underline-style="none" style:text-blinking="false" fo:background-color="#ffffff" loext:char-shading-value="0"/>
    </style:style>
    <style:style style:name="T10"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6pt"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6pt" fo:font-style="normal" style:text-underline-style="none" style:text-blinking="false" fo:background-color="#ffffff" loext:char-shading-value="0"/>
    </style:style>
    <style:style style:name="T13" style:family="text">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6pt" fo:font-style="normal" style:text-underline-style="none" fo:font-weight="bold" style:text-blinking="false" fo:background-color="#ffffff" loext:char-shading-value="0"/>
    </style:style>
    <style:style style:name="T15" style:family="text">
      <style:text-properties fo:font-variant="normal" fo:text-transform="none" fo:color="#000000" style:text-line-through-style="none" style:text-line-through-type="none" style:font-name="Arial" fo:font-size="14pt" fo:font-style="normal" style:text-underline-style="none" style:text-blinking="false" fo:background-color="#ffffff" loext:char-shading-value="0"/>
    </style:style>
    <style:style style:name="T16" style:family="text">
      <style:text-properties fo:font-variant="normal" fo:text-transform="none" fo:color="#000000" style:text-line-through-style="none" style:text-line-through-type="none" style:font-name="Arial" fo:font-size="14pt"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9"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20"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font-name="Helvetica Neue" fo:font-size="13pt" fo:font-style="normal" style:text-underline-style="none" fo:font-weight="bold" style:text-blinking="false" fo:background-color="#ffffff" loext:char-shading-value="0"/>
    </style:style>
    <style:style style:name="T22" style:family="text">
      <style:text-properties fo:font-variant="normal" fo:text-transform="none" fo:color="#000000" style:text-line-through-style="none" style:text-line-through-type="none" style:font-name="Helvetica Neue" fo:font-size="13.5pt" fo:font-style="normal" style:text-underline-style="none" style:text-blinking="false" fo:background-color="#ffffff" loext:char-shading-value="0"/>
    </style:style>
    <style:style style:name="T23" style:family="text">
      <style:text-properties fo:font-variant="normal" fo:text-transform="none" fo:color="#000000" style:text-line-through-style="none" style:text-line-through-type="none" style:font-name="Helvetica Neue" fo:font-size="16pt" fo:font-style="normal" style:text-underline-style="none" style:text-blinking="false" fo:background-color="#ffffff" loext:char-shading-value="0"/>
    </style:style>
    <style:style style:name="T24" style:family="text">
      <style:text-properties fo:font-variant="normal" fo:text-transform="none" fo:color="#000000" style:text-line-through-style="none" style:text-line-through-type="none" style:font-name="Helvetica Neue" fo:font-size="16pt" fo:font-style="normal" style:text-underline-style="none" fo:font-weight="bold" style:text-blinking="false" fo:background-color="#ffffff" loext:char-shading-value="0"/>
    </style:style>
    <style:style style:name="T25" style:family="text">
      <style:text-properties style:font-name="Arial" fo:font-size="12pt" fo:font-style="normal" fo:font-weight="normal"/>
    </style:style>
    <style:style style:name="T26" style:family="text">
      <style:text-properties style:font-name="Arial" fo:font-size="14pt" fo:font-style="normal" fo:font-weight="normal"/>
    </style:style>
    <style:style style:name="T27" style:family="text">
      <style:text-properties style:font-name="Arial" fo:font-size="14pt" fo:font-style="normal" fo:font-weight="normal" officeooo:rsid="001f22b6"/>
    </style:style>
    <style:style style:name="T28" style:family="text">
      <style:text-properties fo:background-color="transparent" loext:char-shading-value="0"/>
    </style:style>
    <style:style style:name="T29" style:family="text">
      <style:text-properties fo:font-weight="bold" fo:background-color="transparent"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docs-internal-guid-a2976b54-7fff-e69e-4b33-3c6d2616a24d"/>E-Ticketing</text:p>
      <text:p text:style-name="Text_20_body"/>
      <text:p text:style-name="P6">SOFTWARE REQUIREMENT SPECIFICATION</text:p>
      <text:p text:style-name="Text_20_body"/>
      <text:p text:style-name="P12"><text:span text:style-name="T13">Introduction -</text:span></text:p>
      <text:p text:style-name="Text_20_body"/>
      <text:p text:style-name="P7">An e-ticket (electronic ticket) is a paperless electronic document used for ticketing passengers, particularly in the commercial airline industry. The process of obtaining e-tickets is known as E-Ticketing. E- Ticketing allows us to send ticketing information directly to an area so that users can check in and proceed without requiring printed tickets.</text:p>
      <text:p text:style-name="P7">Despite all the above challenges, the online booking industry is booming at a very higher pace. People rely more on online bookings whether it’s a flight booking, movie ticket booking, hotel booking or booking products on rent. So, if you are willing to establish a stable, powerful and profitable online booking system, you need to find out a profitable way to overcome these challenges and get a boost to your online sales &amp; revenue growth.</text:p>
      <text:p text:style-name="Text_20_body"/>
      <text:p text:style-name="P12"><text:span text:style-name="T13">Purpose</text:span><text:span text:style-name="T18"> </text:span><text:span text:style-name="T1">-</text:span></text:p>
      <text:p text:style-name="Text_20_body"/>
      <text:p text:style-name="P7">It’s always been challenging to manage online booking cancellations.</text:p>
      <text:p text:style-name="P7">Most of the E-ticketing websites are providing direct option for cancelling tickets which is resulting in tons of booking cancellation requests from customers that are too complex to manage. So, it’s beneficial to have a booking system in such a way that customers can request the merchant to cancel their bookings rather than offering them a direct cancel option.</text:p>
      <text:p text:style-name="Text_20_body"/>
      <text:p text:style-name="P12"><text:span text:style-name="T14">Intended Audience -</text:span><text:span text:style-name="T19"> </text:span></text:p>
      <text:p text:style-name="Text_20_body"/>
      <text:p text:style-name="P12"><text:span text:style-name="T15">Employees working at in online reservation organization</text:span><text:span text:style-name="T9">.</text:span></text:p>
      <text:p text:style-name="Text_20_body"/>
      <text:p text:style-name="P12"><text:soft-page-break/><text:span text:style-name="T24">Intended Use </text:span><text:span text:style-name="T23">-</text:span><text:span text:style-name="T19"> </text:span></text:p>
      <text:p text:style-name="Text_20_body"/>
      <text:p text:style-name="P12"><text:span text:style-name="T15">To reduce the</text:span><text:span text:style-name="T19"> </text:span><text:span text:style-name="T16">booking cancellation requests from customers.</text:span></text:p>
      <text:p text:style-name="Text_20_body"/>
      <text:p text:style-name="P13"><text:span text:style-name="T14">Scope</text:span><text:span text:style-name="T19"> </text:span><text:span text:style-name="T12">-</text:span><text:span text:style-name="T19"> </text:span></text:p>
      <text:p text:style-name="P13"><text:span text:style-name="T2"/></text:p>
      <text:p text:style-name="P13"><text:span text:style-name="T2">To easily </text:span><text:span text:style-name="T16">manage online booking cancellations requests and thereby reducing the burden of mployees in the System and also in avoiding the unnecessary booking of seats</text:span></text:p>
      <text:p text:style-name="Text_20_body"/>
      <text:p text:style-name="P14"><text:span text:style-name="T19"> </text:span><text:span text:style-name="T13">Input Design</text:span><text:span text:style-name="T20"> </text:span><text:span text:style-name="T17">- Customers request to merchant</text:span></text:p>
      <text:p text:style-name="Text_20_body"/>
      <text:p text:style-name="P12"><text:span text:style-name="T13">Output Design</text:span><text:span text:style-name="T18"> </text:span><text:span text:style-name="T11">- </text:span><text:span text:style-name="T16">Cancelling the booked seats</text:span></text:p>
      <text:p text:style-name="Text_20_body"/>
      <text:p text:style-name="P12"><text:span text:style-name="T13">File Design</text:span><text:span text:style-name="T18"> </text:span><text:span text:style-name="T11">- merchant starts checking the seats that needs to be cancelled and de-allocates them, updates the available seats and initiates the refund</text:span></text:p>
      <text:p text:style-name="Text_20_body"/>
      <text:p text:style-name="P12"><text:span text:style-name="T13">Procedure design</text:span><text:span text:style-name="T18"> </text:span><text:span text:style-name="T11">-</text:span></text:p>
      <text:p text:style-name="Text_20_body"/>
      <text:list xml:id="list1816025623" text:style-name="L10">
        <text:list-item>
          <text:p text:style-name="P24">Computer Procedure :</text:p>
        </text:list-item>
      </text:list>
      <text:p text:style-name="Text_20_body"/>
      <text:list xml:id="list1907764518" text:style-name="L11">
        <text:list-item>
          <text:p text:style-name="P26">checkSeats(seatIds..){</text:p>
        </text:list-item>
      </text:list>
      <text:p text:style-name="P34"><text:span text:style-name="T26"><text:s text:c="5"/>// return true if requested seats are available and booked otherwise false</text:span></text:p>
      <text:p text:style-name="P34"><text:span text:style-name="T26"><text:s/>}</text:span></text:p>
      <text:p text:style-name="Text_20_body"/>
      <text:list xml:id="list21880486" text:style-name="L12">
        <text:list-item>
          <text:p text:style-name="P27">Deallocation(){</text:p>
        </text:list-item>
      </text:list>
      <text:p text:style-name="P34"><text:span text:style-name="T26"><text:s text:c="6"/>//deallocates the seats</text:span></text:p>
      <text:p text:style-name="P34"><text:span text:style-name="T26"><text:s text:c="4"/>}</text:span></text:p>
      <text:p text:style-name="P10"/>
      <text:p text:style-name="P10"><text:soft-page-break/></text:p>
      <text:p text:style-name="P10"/>
      <text:list xml:id="list2128696305" text:style-name="L13">
        <text:list-item>
          <text:p text:style-name="P28">Updation(){</text:p>
        </text:list-item>
      </text:list>
      <text:p text:style-name="P34"><text:span text:style-name="T26"><text:s text:c="10"/>//updates the available seats for booking</text:span></text:p>
      <text:p text:style-name="P34"><text:span text:style-name="T26"><text:s text:c="4"/>}</text:span></text:p>
      <text:p text:style-name="Text_20_body"/>
      <text:list xml:id="list2561650375" text:style-name="L14">
        <text:list-header>
          <text:p text:style-name="P33"><text:span text:style-name="T27">4. </text:span><text:span text:style-name="T26">Refund(){</text:span></text:p>
        </text:list-header>
      </text:list>
      <text:p text:style-name="P10"><text:span text:style-name="T26"><text:s text:c="11"/>//initiates the amount to be refunded to customers</text:span></text:p>
      <text:p text:style-name="P10"><text:span text:style-name="T26"><text:s text:c="10"/>}</text:span></text:p>
      <text:p text:style-name="P1"><text:line-break/><text:line-break/></text:p>
      <text:list xml:id="list3909280349" text:style-name="L15">
        <text:list-item>
          <text:p text:style-name="P25">Non computer Procedure :</text:p>
        </text:list-item>
      </text:list>
      <text:p text:style-name="Text_20_body"/>
      <text:p text:style-name="P10"><text:span text:style-name="T26">- Customer requesting merchant through mail,</text:span></text:p>
      <text:p text:style-name="P10"><text:span text:style-name="T26">- merchant starts performing the computer procedure</text:span></text:p>
      <text:p text:style-name="Text_20_body"/>
      <text:p text:style-name="P8">Control Design</text:p>
      <text:p text:style-name="Text_20_body"/>
      <text:list xml:id="list2246869127" text:style-name="L16">
        <text:list-item>
          <text:p text:style-name="P29"><text:span text:style-name="T29">Admin Login</text:span><text:span text:style-name="T28"> - The System should allow authenticated admin to login for registering, viewing, updating , cancelling seats details.</text:span></text:p>
        </text:list-item>
      </text:list>
      <text:p text:style-name="Text_20_body"/>
      <text:list xml:id="list3149182038" text:style-name="L17">
        <text:list-item>
          <text:p text:style-name="P30"><text:span text:style-name="T29">Process flow</text:span><text:span text:style-name="T28"> - Once the login page has opened the details are to be entered. The fields asking the admin to enter userID and password appears. This userID and password are to be entered by Admin to login.</text:span></text:p>
        </text:list-item>
      </text:list>
      <text:p text:style-name="Text_20_body"/>
      <text:list xml:id="list2763163156" text:style-name="L18">
        <text:list-item>
          <text:p text:style-name="P31"><text:span text:style-name="T29">Customer Login</text:span><text:span text:style-name="T28"> : The System should allow authenticated Customer to login for adding details of the company and send mails to the students by a selecting a particular company.</text:span></text:p>
        </text:list-item>
      </text:list>
      <text:p text:style-name="Text_20_body"/>
      <text:list xml:id="list722928177" text:style-name="L19">
        <text:list-item>
          <text:p text:style-name="P32"><text:span text:style-name="T29">Process flow</text:span><text:span text:style-name="T28"> : Once the login page has opened the details are to be entered. The fields asking the TPO to enter userID and password appears. This userID and password are to be entered by TPO to login.</text:span></text:p>
        </text:list-item>
      </text:list>
      <text:p text:style-name="Text_20_body"><text:soft-page-break/></text:p>
      <text:p text:style-name="P12"><text:span text:style-name="T13">Tools and Technology Requirements </text:span><text:span text:style-name="T8">:</text:span></text:p>
      <text:p text:style-name="Text_20_body"/>
      <text:p text:style-name="P14"><text:span text:style-name="T17">The following are the list of software requirements we are using to implement this application.</text:span></text:p>
      <text:p text:style-name="Text_20_body"/>
      <text:p text:style-name="P10">▪ <text:span text:style-name="T26">Client Side Technologies : HTML, CSS</text:span></text:p>
      <text:p text:style-name="P10">▪ <text:span text:style-name="T26">Scripting Language : JavaScript</text:span></text:p>
      <text:p text:style-name="P10">▪ <text:span text:style-name="T26">Business Logic Development Language : JSP</text:span></text:p>
      <text:p text:style-name="P11">▪ <text:span text:style-name="T26">Database Connectivity : JDBC </text:span></text:p>
      <text:p text:style-name="P11"><text:span text:style-name="T26">▪ Database : MYSQL</text:span></text:p>
      <text:p text:style-name="P11">▪ <text:span text:style-name="T26">Operating System : Windows 10 </text:span></text:p>
      <text:p text:style-name="P11"><text:span text:style-name="T26">▪ Documentation : MS-Office</text:span></text:p>
      <text:p text:style-name="Text_20_body"/>
      <text:p text:style-name="P8">Hardware Requirements:</text:p>
      <text:p text:style-name="Text_20_body"/>
      <text:p text:style-name="P10"><text:span text:style-name="T26">The following are the hardware requirements with minimum configuration to get better performance of our application.</text:span></text:p>
      <text:p text:style-name="Text_20_body"/>
      <text:p text:style-name="P10">• <text:span text:style-name="T26">Processor : Pentium-IV Systems</text:span></text:p>
      <text:p text:style-name="P10">• <text:span text:style-name="T26">RAM : 512MB or above</text:span></text:p>
      <text:p text:style-name="P10">• <text:span text:style-name="T26">Hard Disk : 20GB or above</text:span></text:p>
      <text:p text:style-name="P10">• <text:span text:style-name="T26">Input and Output Devices : Keyboard, Monitor</text:span></text:p>
      <text:p text:style-name="Text_20_body"/>
      <text:p text:style-name="P12"><text:span text:style-name="T13">Product Perspective</text:span><text:span text:style-name="T18"> </text:span><text:span text:style-name="T11">-</text:span></text:p>
      <text:p text:style-name="Text_20_body"/>
      <text:p text:style-name="P12"><text:span text:style-name="T16">This solution involves solving various kinds of problems to narrow down the booking cancellation requests and reduces the complexity of managing the online E-ticketing system. </text:span></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Helvetica Neue" svg:font-family="'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1T15:32:49.926289228</meta:creation-date>
    <dc:date>2021-01-21T18:46:55.590483266</dc:date>
    <meta:editing-duration>PT32M3S</meta:editing-duration>
    <meta:editing-cycles>2</meta:editing-cycles>
    <meta:generator>LibreOffice/6.4.6.2$Linux_X86_64 LibreOffice_project/40$Build-2</meta:generator>
    <meta:document-statistic meta:table-count="0" meta:image-count="0" meta:object-count="0" meta:page-count="4" meta:paragraph-count="58" meta:word-count="616" meta:character-count="3868" meta:non-whitespace-character-count="3256"/>
  </office:meta>
</office:document-meta>
</file>